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30326"/>
    </style:style>
    <style:style style:name="P2" style:family="paragraph" style:parent-style-name="Text_20_body">
      <style:text-properties fo:font-weight="normal" officeooo:rsid="00130326" officeooo:paragraph-rsid="00130326" style:font-weight-asian="normal" style:font-weight-complex="normal"/>
    </style:style>
    <style:style style:name="P3" style:family="paragraph" style:parent-style-name="Text_20_body">
      <style:paragraph-properties fo:margin-top="0in" fo:margin-bottom="0in" style:contextual-spacing="false"/>
    </style:style>
    <style:style style:name="T1" style:family="text">
      <style:text-properties officeooo:rsid="00130326"/>
    </style:style>
    <style:style style:name="T2" style:family="text">
      <style:text-properties fo:font-weight="bold" style:font-weight-asian="bold" style:font-weight-complex="bold"/>
    </style:style>
    <style:style style:name="T3" style:family="text">
      <style:text-properties fo:font-weight="bold" officeooo:rsid="0013032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Im ersten Kapitel</text:span> mit dem Titel "Der Meister von Menons", untersucht Rancière die Idee der Bildung und des Lernens durch die Linse eines fiktiven Dialogs zwischen Sokrates und einem Sklaven namens Menon. Sokrates leitet Menon durch Fragen dazu an, mathematische Prinzipien zu entdecken, ohne ihm jedoch direkt die Antworten zu geben. Dieser Dialog dient Rancière dazu, das Konzept des "intellektuellen Gleichgewichts" zu präsentieren, bei dem der Lehrer den Schüler nicht nur mit Wissen füllt, sondern ihm ermöglicht, sein eigenes Denken zu entwickeln.</text:p>
      <text:p text:style-name="Text_20_body">Rancière argumentiert weiter, dass es nicht notwendig ist, bereits über Wissen zu verfügen, um lehren zu können. Der "unwissende Lehrmeister" ist jemand, der nicht über ein spezifisches Fachwissen verfügt, aber dennoch in der Lage ist, Wissen zu vermitteln, indem er die Schüler dazu anregt, selbst zu denken und zu entdecken. Der traditionelle Lehrer-Schüler-Beziehungsdynamik wird somit eine alternative Perspektive gegenübergestellt, die auf Gleichheit und Intellekt basiert.</text:p>
      <text:p text:style-name="Text_20_body"/>
      <text:p text:style-name="P2"><text:span text:style-name="T2">In der zweiten Lektion</text:span> von "Der unwissende Lehrmeister: Fünf Lektionen über die intellektuelle Emanzipation" geht Jacques Rancière auf die Idee der Emanzipation durch das Brechen von Hierarchien in der Bildung ein. Er präsentiert die Vorstellung, dass der Lehrer nicht nur Wissen übermitteln sollte, sondern auch den Schülern ermöglichen muss, ihre intellektuellen Fähigkeiten zu entfalten.</text:p>
      <text:p text:style-name="Text_20_body">Rancière betont, dass die traditionelle Vorstellung des Unterrichts oft davon ausgeht, dass der Lehrer überlegenes Wissen hat und dieses dem Schüler vermittelt. Demgegenüber plädiert er für eine demokratischere Lehrmethode, bei der der Lehrer nicht als unangefochtene Autorität auftritt, sondern den Schülern Raum gibt, ihre eigenen Gedanken und Ideen zu entwickeln.</text:p>
      <text:p text:style-name="Text_20_body">Die Lektion unterstreicht die Bedeutung von Gleichheit in der Bildung, indem sie die herkömmliche Trennung zwischen den Rollen des Lehrenden und des Lernenden in Frage stellt. Rancière argumentiert, dass eine wahre intellektuelle Emanzipation nur stattfinden kann, wenn Lehrer und Schüler auf gleicher Ebene interagieren und gemeinsam Wissen konstruieren.</text:p>
      <text:p text:style-name="Text_20_body">Zusammenfassend bekräftigt die zweite Lektion die Notwendigkeit, die starren Hierarchien im Bildungssystem zu überwinden und eine Umgebung zu schaffen, in der intellektuelle Emanzipation durch gegenseitigen Respekt und eine partnerschaftliche Beziehung zwischen Lehrer und Schüler erreicht wird.</text:p>
      <text:p text:style-name="P2"/>
      <text:p text:style-name="P2"><text:span text:style-name="T2">In der dritten Lektion</text:span> von "Der unwissende Lehrmeister: Fünf Lektionen über die intellektuelle Emanzipation" setzt Jacques Rancière seine Erkundung der Bildung fort und konzentriert sich auf die Rolle der Intelligenz. Er argumentiert gegen die traditionelle Vorstellung, dass bestimmte Menschen von Natur aus intelligenter oder begabter sind als andere.</text:p>
      <text:p text:style-name="Text_20_body">Rancière stellt die Idee in Frage, dass es eine vorbestimmte Verteilung von Intelligenz gibt, die dazu führt, dass einige Menschen Lehrer werden und andere Schüler bleiben. Stattdessen betont er, dass jeder Mensch die Fähigkeit zur Intelligenz und zum Denken besitzt. Die traditionelle Hierarchie zwischen dem Wissenden (dem Lehrer) und dem Unwissenden (dem Schüler) wird herausgefordert, indem Rancière für die Gleichwertigkeit der Intelligenz aller Menschen plädiert.</text:p>
      <text:p text:style-name="Text_20_body">Die Lektion betont die Notwendigkeit, die festen Kategorien von Wissen und Unwissenheit aufzulösen und eine Umgebung zu schaffen, in der jeder die Möglichkeit hat, sein intellektuelles <text:soft-page-break/>Potenzial zu entfalten. Rancière fördert eine Form der Bildung, die auf Ermächtigung und Gleichheit basiert, und fordert dazu auf, die Vorstellung von angeborener Intelligenz zu überwinden.</text:p>
      <text:p text:style-name="Text_20_body">Zusammengefasst bekräftigt die dritte Lektion die Idee, dass Intelligenz nicht auf eine privilegierte Gruppe beschränkt ist, sondern dass jeder die Fähigkeit zur intellektuellen Emanzipation besitzt, wenn die herkömmlichen Grenzen und Hierarchien der Bildung in Frage gestellt werden.</text:p>
      <text:p text:style-name="P3"/>
      <text:p text:style-name="P1"><text:span text:style-name="T2">In der vierten Lektion </text:span>setzt Jacques Rancière seine Überlegungen zur intellektuellen Emanzipation fort, indem er den Fokus auf die Rolle der Politik in der Bildung lenkt. Er betont, dass Bildung nicht neutral ist und oft mit politischen Implikationen verbunden ist. Traditionelle Bildungssysteme können Machtverhältnisse reproduzieren und soziale Ungleichheit verstärken.</text:p>
      <text:p text:style-name="Text_20_body">Rancière plädiert dafür, Bildung als einen politischen Akt zu betrachten, der darauf abzielt, bestehende Hierarchien und soziale Strukturen herauszufordern. Er fordert dazu auf, Bildung als Instrument der Befreiung zu verstehen, das Menschen die Fähigkeit verleiht, ihre eigene Position in der Gesellschaft zu hinterfragen und zu gestalten.</text:p>
      <text:p text:style-name="Text_20_body">Die vierte Lektion betont die Notwendigkeit, kritisch über Bildung nachzudenken und eine Form der Emanzipation zu fördern, die nicht nur auf individueller Ebene, sondern auch auf gesellschaftlicher Ebene wirksam ist. Es geht darum, die Verbindung zwischen Bildung und politischer Befreiung zu erkennen und sich gegen Strukturen zu stellen, die die Ungleichheit fördern.</text:p>
      <text:p text:style-name="Text_20_body">Bitte beachten Sie, dass dies nur eine allgemeine Zusammenfassung ist, und für eine detailliertere Analyse und Verständnis sollten Sie das Buch selbst konsultieren.</text:p>
      <text:p text:style-name="P1"/>
      <text:p text:style-name="P1"><text:span text:style-name="T3">I</text:span><text:span text:style-name="T2">n der fünften Lektion </text:span>von "Der unwissende Lehrmeister: Fünf Lektionen über die intellektuelle Emanzipation" zieht Jacques Rancière eine Bilanz seiner Überlegungen zur Bildung und intellektuellen Emanzipation. Er reflektiert über die Herausforderungen und Möglichkeiten einer emanzipatorischen Bildung und fasst die zentralen Ideen des Buches zusammen.</text:p>
      <text:p text:style-name="Text_20_body">Rancière betont erneut die Bedeutung der Gleichheit in der Bildung und argumentiert, dass wahre Emanzipation nur möglich ist, wenn alle Mitglieder einer Gesellschaft als gleichwertige Intellektuelle betrachtet werden. Er fordert dazu auf, die festen Strukturen der traditionellen Bildung zu durchbrechen und eine demokratischere Form der Wissensvermittlung zu schaffen.</text:p>
      <text:p text:style-name="Text_20_body">Die Lektion schließt mit dem Appell, dass intellektuelle Emanzipation nicht nur ein individuelles Streben sein sollte, sondern auch eine kollektive Anstrengung zur Umgestaltung der Gesellschaft. Rancière betont die politische Dimension der Bildung und fordert dazu auf, die Machtverhältnisse in der Gesellschaft kritisch zu hinterfragen.</text:p>
      <text:p text:style-name="Text_20_body">Insgesamt rundet die fünfte Lektion das Buch ab, indem sie die Leser dazu ermutigt, die Rolle der Bildung in der Gesellschaft aktiv zu gestalten und sich für eine emanzipatorische Vision einzusetzen, die auf Gleichheit, Autonomie und kritischem Denken basier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8T15:58:27.621000000</meta:creation-date>
    <dc:date>2024-01-18T16:03:47.210000000</dc:date>
    <meta:editing-duration>PT5M19S</meta:editing-duration>
    <meta:editing-cycles>1</meta:editing-cycles>
    <meta:document-statistic meta:table-count="0" meta:image-count="0" meta:object-count="0" meta:page-count="2" meta:paragraph-count="18" meta:word-count="882" meta:character-count="6478" meta:non-whitespace-character-count="5614"/>
    <meta:generator>LibreOffice/7.3.7.2$Windows_X86_64 LibreOffice_project/e114eadc50a9ff8d8c8a0567d6da8f454beeb84f</meta:generator>
  </office:meta>
</office:document-meta>
</file>